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8bf4" officeooo:paragraph-rsid="00018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UT STRATEGY</text:p>
      <text:h text:style-name="Heading_20_1" text:outline-level="1">Introduction</text:h>
      <text:p text:style-name="P1">Document for research about Tablut strate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20-06-09T16:46:08.822000000</dc:date>
    <meta:editing-duration>PT2M21S</meta:editing-duration>
    <meta:editing-cycles>1</meta:editing-cycles>
    <meta:document-statistic meta:table-count="0" meta:image-count="0" meta:object-count="0" meta:page-count="1" meta:paragraph-count="3" meta:word-count="9" meta:character-count="71" meta:non-whitespace-character-count="65"/>
  </office:meta>
</office:document-meta>
</file>